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4b8e"/>
    </style:style>
    <style:style style:name="P2" style:family="paragraph" style:parent-style-name="Text_20_body">
      <style:text-properties fo:font-style="italic" officeooo:paragraph-rsid="00094b8e" style:font-style-asian="italic" style:font-style-complex="italic"/>
    </style:style>
    <style:style style:name="P3" style:family="paragraph" style:parent-style-name="Text_20_body">
      <style:text-properties fo:font-style="italic" fo:font-weight="bold" officeooo:paragraph-rsid="00094b8e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fo:font-weight="normal" officeooo:paragraph-rsid="00094b8e" style:font-style-asian="italic" style:font-weight-asian="normal" style:font-style-complex="italic" style:font-weight-complex="normal"/>
    </style:style>
    <style:style style:name="T1" style:family="text">
      <style:text-properties officeooo:rsid="00094b8e"/>
    </style:style>
    <style:style style:name="T2" style:family="text">
      <style:text-properties fo:font-style="italic" officeooo:rsid="00094b8e" style:font-style-asian="italic" style:font-style-complex="italic"/>
    </style:style>
    <style:style style:name="T3" style:family="text">
      <style:text-properties fo:font-style="normal" officeooo:rsid="00094b8e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esson Goal:</text:p>
      <text:p text:style-name="Text_20_body">Use exponential functions to solve problems involving <text:span text:style-name="T1">exponential</text:span> growth and decay</text:p>
      <text:p text:style-name="Text_20_body"><text:span text:style-name="T1"/></text:p>
      <text:p text:style-name="P1"><text:span text:style-name="T1">Consider the relationship </text:span><text:span text:style-name="T1"><draw:frame draw:style-name="fr1" draw:name="Object1" text:anchor-type="as-char" svg:y="-0.437cm" svg:width="2.081cm" svg:height="0.54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>where </text:span><text:span text:style-name="T2">f(x)</text:span><text:span text:style-name="T3"> is the final amount</text:span></text:p>
      <text:p text:style-name="P2"><text:span text:style-name="T1">a</text:span><text:span text:style-name="T3"> is the starting or initial amount</text:span></text:p>
      <text:p text:style-name="P2"><text:span text:style-name="T1">B</text:span><text:span text:style-name="T3"> is the change factor</text:span></text:p>
      <text:p text:style-name="P2"><text:span text:style-name="T1">x</text:span><text:span text:style-name="T3"> is the number of times the change occurs</text:span></text:p>
      <text:p text:style-name="P2"><text:span text:style-name="T3"/></text:p>
      <text:p text:style-name="P3"><text:span text:style-name="T3">Exponential Growth: (doubling time)</text:span></text:p>
      <text:p text:style-name="P4"><text:span text:style-name="T3"><draw:frame draw:style-name="fr1" draw:name="Object2" text:anchor-type="as-char" svg:y="-0.377cm" svg:width="0.928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3">Exponential Decay: (Half-life)</text:span></text:p>
      <text:p text:style-name="P3"><text:span text:style-name="T3"><draw:frame draw:style-name="fr1" draw:name="Object4" text:anchor-type="as-char" svg:y="-0.377cm" svg:width="1.519cm" svg:height="0.467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3"/></text:p>
      <text:p text:style-name="P3"><text:span text:style-name="T3">Example: Solve</text:span></text:p>
      <text:p text:style-name="P4"><text:span text:style-name="T3">a) </text:span><text:span text:style-name="T3"><draw:frame draw:style-name="fr1" draw:name="Object3" text:anchor-type="as-char" svg:y="-0.437cm" svg:width="2.693cm" svg:height="0.543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09:49:35.98</meta:creation-date>
    <dc:date>2012-11-06T10:07:26.34</dc:date>
    <meta:editing-duration>PT17M6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4" meta:page-count="1" meta:paragraph-count="13" meta:word-count="53" meta:character-count="335" meta:non-whitespace-character-count="287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 mathvariant="italic">aB</mi>
          <mi>x</mi>
        </msup>
      </mrow>
    </mrow>
    <annotation encoding="StarMath 5.0">f(x) = aB^x</annotation>
  </semantics>
</math>
</file>

<file path=Object 2/content.xml><?xml version="1.0" encoding="utf-8"?>
<math xmlns="http://www.w3.org/1998/Math/MathML">
  <semantics>
    <mrow>
      <mrow>
        <mi>b</mi>
        <mo stretchy="false">&gt;</mo>
        <mn>1</mn>
      </mrow>
    </mrow>
    <annotation encoding="StarMath 5.0">b &gt; 1</annotation>
  </semantics>
</math>
</file>

<file path=Object 3/content.xml><?xml version="1.0" encoding="utf-8"?>
<math xmlns="http://www.w3.org/1998/Math/MathML">
  <semantics>
    <mrow>
      <mrow>
        <mi>A</mi>
        <mo stretchy="false">=</mo>
        <mn>100</mn>
      </mrow>
      <msup>
        <mrow>
          <mo stretchy="false">(</mo>
          <mrow>
            <mn>1.07</mn>
          </mrow>
          <mo stretchy="false">)</mo>
        </mrow>
        <mn>5</mn>
      </msup>
    </mrow>
    <annotation encoding="StarMath 5.0">A = 100(1.07)^5</annotation>
  </semantics>
</math>
</file>

<file path=Object 4/content.xml><?xml version="1.0" encoding="utf-8"?>
<math xmlns="http://www.w3.org/1998/Math/MathML">
  <semantics>
    <mrow>
      <mrow>
        <mrow>
          <mn>0</mn>
          <mo stretchy="false">&lt;</mo>
          <mi>B</mi>
        </mrow>
        <mo stretchy="false">&lt;</mo>
        <mn>1</mn>
      </mrow>
    </mrow>
    <annotation encoding="StarMath 5.0">0 &lt; B &lt; 1</annotation>
  </semantics>
</math>
</file>